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>
      <style:paragraph-properties fo:text-align="center" style:justify-single-word="false"/>
      <style:text-properties officeooo:paragraph-rsid="000ef3a1"/>
    </style:style>
    <style:style style:name="T1" style:family="text">
      <style:text-properties officeooo:rsid="000ef3a1"/>
    </style:style>
    <style:style style:name="T2" style:family="text">
      <style:text-properties style:text-underline-style="solid" style:text-underline-width="auto" style:text-underline-color="font-color" officeooo:rsid="000ef3a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Strong_20_Emphasis"><text:span text:style-name="T2">Dart Quick Reference</text:span></text:span></text:p>
      <text:p text:style-name="Text_20_body"><text:span text:style-name="Strong_20_Emphasis"/></text:p>
      <text:p text:style-name="Text_20_body"><text:span text:style-name="Strong_20_Emphasis">Dart:</text:span></text:p>
      <text:list text:style-name="L1">
        <text:list-item>
          <text:p text:style-name="P2">Programming language developed by Google.</text:p>
        </text:list-item>
        <text:list-item>
          <text:p text:style-name="P2">Used for building web, mobile, and desktop applications.</text:p>
        </text:list-item>
        <text:list-item>
          <text:p text:style-name="P1">Combines powerful features with simplicity and productivity.</text:p>
        </text:list-item>
      </text:list>
      <text:p text:style-name="Text_20_body"><text:span text:style-name="Strong_20_Emphasis">Variables and Constants:</text:span></text:p>
      <text:list text:style-name="L2">
        <text:list-item>
          <text:p text:style-name="P4">Variables hold data that can be manipulated during program execution.</text:p>
        </text:list-item>
        <text:list-item>
          <text:p text:style-name="P4">Declared using the <text:span text:style-name="Source_20_Text">var</text:span>, <text:span text:style-name="Source_20_Text">final</text:span>, or <text:span text:style-name="Source_20_Text">const</text:span> keyword.</text:p>
        </text:list-item>
        <text:list-item>
          <text:p text:style-name="P3">Example: <text:span text:style-name="Source_20_Text">var name = 'John';</text:span>, <text:span text:style-name="Source_20_Text">final PI = 3.14159;</text:span>, <text:span text:style-name="Source_20_Text">const speedOfLight = 299792458;</text:span></text:p>
        </text:list-item>
      </text:list>
      <text:p text:style-name="Text_20_body"><text:span text:style-name="Strong_20_Emphasis">Data Types:</text:span></text:p>
      <text:list text:style-name="L3">
        <text:list-item>
          <text:p text:style-name="P6">Primitive types: <text:span text:style-name="Source_20_Text">int</text:span>, <text:span text:style-name="Source_20_Text">double</text:span>, <text:span text:style-name="Source_20_Text">bool</text:span>, <text:span text:style-name="Source_20_Text">String</text:span>.</text:p>
        </text:list-item>
        <text:list-item>
          <text:p text:style-name="P6">Special types: <text:span text:style-name="Source_20_Text">dynamic</text:span>, <text:span text:style-name="Source_20_Text">void</text:span>.</text:p>
        </text:list-item>
        <text:list-item>
          <text:p text:style-name="P5">Collection types: <text:span text:style-name="Source_20_Text">List</text:span>, <text:span text:style-name="Source_20_Text">Set</text:span>, <text:span text:style-name="Source_20_Text">Map</text:span>.</text:p>
        </text:list-item>
      </text:list>
      <text:p text:style-name="Text_20_body"><text:span text:style-name="Strong_20_Emphasis">Operators:</text:span></text:p>
      <text:list text:style-name="L4">
        <text:list-item>
          <text:p text:style-name="P8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8">Relational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8">Logical: <text:span text:style-name="Source_20_Text">&amp;&amp;</text:span>, <text:span text:style-name="Source_20_Text">||</text:span>, <text:span text:style-name="Source_20_Text">!</text:span>.</text:p>
        </text:list-item>
        <text:list-item>
          <text:p text:style-name="P7">Assignment: 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, <text:span text:style-name="Source_20_Text">%=</text:span>.</text:p>
        </text:list-item>
      </text:list>
      <text:p text:style-name="Text_20_body"><text:span text:style-name="Strong_20_Emphasis">Control Flow:</text:span></text:p>
      <text:list text:style-name="L5">
        <text:list-item>
          <text:p text:style-name="P10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10"><text:span text:style-name="Source_20_Text">switch</text:span> statement for multi-case selection.</text:p>
        </text:list-item>
        <text:list-item>
          <text:p text:style-name="P10"><text:span text:style-name="Source_20_Text">for-in</text:span>, <text:span text:style-name="Source_20_Text">while</text:span>, <text:span text:style-name="Source_20_Text">do-while</text:span> loops for iteration.</text:p>
        </text:list-item>
        <text:list-item>
          <text:p text:style-name="P9"><text:span text:style-name="Source_20_Text">break</text:span>, <text:span text:style-name="Source_20_Text">continue</text:span> statements for loop control.</text:p>
        </text:list-item>
      </text:list>
      <text:p text:style-name="Text_20_body"><text:span text:style-name="Strong_20_Emphasis">Functions:</text:span></text:p>
      <text:list text:style-name="L6">
        <text:list-item>
          <text:p text:style-name="P12">Modularize code by defining functions.</text:p>
        </text:list-item>
        <text:list-item>
          <text:p text:style-name="P12">Can have parameters and return values.</text:p>
        </text:list-item>
        <text:list-item>
          <text:p text:style-name="P11">Declaration syntax: <text:span text:style-name="Source_20_Text">returnType functionName(parameters) { body }</text:span>.</text:p>
        </text:list-item>
      </text:list>
      <text:p text:style-name="Text_20_body"><text:span text:style-name="Strong_20_Emphasis">Classes and Objects:</text:span></text:p>
      <text:list text:style-name="L7">
        <text:list-item>
          <text:p text:style-name="P14">Blueprint for creating objects.</text:p>
        </text:list-item>
        <text:list-item>
          <text:p text:style-name="P14">Classes contain fields (variables) and methods.</text:p>
        </text:list-item>
        <text:list-item>
          <text:p text:style-name="P13">Objects are instances of classes.</text:p>
        </text:list-item>
      </text:list>
      <text:p text:style-name="Text_20_body"><text:span text:style-name="Strong_20_Emphasis">Inheritance:</text:span></text:p>
      <text:list text:style-name="L8">
        <text:list-item>
          <text:p text:style-name="P16"><text:soft-page-break/>Allows a class to inherit properties and behavior from another class.</text:p>
        </text:list-item>
        <text:list-item>
          <text:p text:style-name="P16">Types include single inheritance.</text:p>
        </text:list-item>
        <text:list-item>
          <text:p text:style-name="P15">Achieved using the <text:span text:style-name="Source_20_Text">extends</text:span> keyword.</text:p>
        </text:list-item>
      </text:list>
      <text:p text:style-name="Text_20_body"><text:span text:style-name="Strong_20_Emphasis">Interfaces:</text:span></text:p>
      <text:list text:style-name="L9">
        <text:list-item>
          <text:p text:style-name="P18">Defines a contract for classes to implement.</text:p>
        </text:list-item>
        <text:list-item>
          <text:p text:style-name="P18">Contains method signatures but no implementation.</text:p>
        </text:list-item>
        <text:list-item>
          <text:p text:style-name="P17">Classes implement interfaces using the <text:span text:style-name="Source_20_Text">implements</text:span> keyword.</text:p>
        </text:list-item>
      </text:list>
      <text:p text:style-name="Text_20_body"><text:span text:style-name="Strong_20_Emphasis">Generics:</text:span></text:p>
      <text:list text:style-name="L10">
        <text:list-item>
          <text:p text:style-name="P20">Provides compile-time type safety for collections and classes.</text:p>
        </text:list-item>
        <text:list-item>
          <text:p text:style-name="P20">Allows writing reusable code that works with different types.</text:p>
        </text:list-item>
        <text:list-item>
          <text:p text:style-name="P19">Syntax: <text:span text:style-name="Source_20_Text">&lt;T&gt;</text:span> for type parameterization.</text:p>
        </text:list-item>
      </text:list>
      <text:p text:style-name="Text_20_body"><text:span text:style-name="Strong_20_Emphasis">Asynchronous Programming:</text:span></text:p>
      <text:list text:style-name="L11">
        <text:list-item>
          <text:p text:style-name="P22">Asynchronous programming using <text:span text:style-name="Source_20_Text">async</text:span> and <text:span text:style-name="Source_20_Text">await</text:span> keywords.</text:p>
        </text:list-item>
        <text:list-item>
          <text:p text:style-name="P22">Allows non-blocking execution of code and handling asynchronous operations.</text:p>
        </text:list-item>
        <text:list-item>
          <text:p text:style-name="P21">Futures and streams are used for asynchronous computations and event handling.</text:p>
        </text:list-item>
      </text:list>
      <text:p text:style-name="Text_20_body"><text:span text:style-name="Strong_20_Emphasis">Error Handling:</text:span></text:p>
      <text:list text:style-name="L12">
        <text:list-item>
          <text:p text:style-name="P24">Exceptions are thrown using the <text:span text:style-name="Source_20_Text">throw</text:span> keyword.</text:p>
        </text:list-item>
        <text:list-item>
          <text:p text:style-name="P24"><text:span text:style-name="Source_20_Text">try</text:span>, <text:span text:style-name="Source_20_Text">catch</text:span>, <text:span text:style-name="Source_20_Text">finally</text:span> blocks for handling exceptions.</text:p>
        </text:list-item>
        <text:list-item>
          <text:p text:style-name="P23">Dart also supports asynchronous error handling using <text:span text:style-name="Source_20_Text">Future.error()</text:span>.</text:p>
        </text:list-item>
      </text:list>
      <text:p text:style-name="Text_20_body"><text:span text:style-name="Strong_20_Emphasis">Libraries:</text:span></text:p>
      <text:list text:style-name="L13">
        <text:list-item>
          <text:p text:style-name="P26">Organize code into libraries for better code organization and reuse.</text:p>
        </text:list-item>
        <text:list-item>
          <text:p text:style-name="P26">Dart SDK provides core libraries for common functionalities like collections, I/O, concurrency, etc.</text:p>
        </text:list-item>
        <text:list-item>
          <text:p text:style-name="P25">Additional libraries can be imported using the <text:span text:style-name="Source_20_Text">import</text:span> keyword.</text:p>
        </text:list-item>
      </text:list>
      <text:p text:style-name="Text_20_body"><text:span text:style-name="Strong_20_Emphasis">Package Management:</text:span></text:p>
      <text:list text:style-name="L14">
        <text:list-item>
          <text:p text:style-name="P28">Dart uses Pub, the package manager for Dart.</text:p>
        </text:list-item>
        <text:list-item>
          <text:p text:style-name="P28">Pubspec.yaml file specifies dependencies and configuration for Dart projects.</text:p>
        </text:list-item>
        <text:list-item>
          <text:p text:style-name="P27">Pub provides access to a vast ecosystem of packages for various functionalities.</text:p>
        </text:list-item>
      </text:list>
      <text:p text:style-name="Text_20_body"><text:span text:style-name="Strong_20_Emphasis">Testing:</text:span></text:p>
      <text:list text:style-name="L15">
        <text:list-item>
          <text:p text:style-name="P30">Write unit tests, integration tests, and functional tests using the <text:span text:style-name="Source_20_Text">test</text:span> package.</text:p>
        </text:list-item>
        <text:list-item>
          <text:p text:style-name="P29">Test runner provided by the Dart SDK to execute tests.</text:p>
        </text:list-item>
      </text:list>
      <text:p text:style-name="Text_20_body"><text:span text:style-name="Strong_20_Emphasis">Documentation:</text:span></text:p>
      <text:list text:style-name="L16">
        <text:list-item>
          <text:p text:style-name="P32">Document code using comments and metadata.</text:p>
        </text:list-item>
        <text:list-item>
          <text:p text:style-name="P32">DartDoc comments for documenting classes, functions, and variables.</text:p>
        </text:list-item>
        <text:list-item>
          <text:p text:style-name="P31">Generates HTML documentation using the <text:span text:style-name="Source_20_Text">dartdoc</text:span> tool.</text:p>
        </text:list-item>
      </text:list>
      <text:p text:style-name="Text_20_body"><text:soft-page-break/><text:span text:style-name="Strong_20_Emphasis">Tooling:</text:span></text:p>
      <text:list text:style-name="L17">
        <text:list-item>
          <text:p text:style-name="P34">Dart SDK comes with powerful command-line tools like <text:span text:style-name="Source_20_Text">dart</text:span>, <text:span text:style-name="Source_20_Text">pub</text:span>, <text:span text:style-name="Source_20_Text">dartfmt</text:span>, <text:span text:style-name="Source_20_Text">dartanalyzer</text:span>.</text:p>
        </text:list-item>
        <text:list-item>
          <text:p text:style-name="P33">IDE support available in popular editors like Visual Studio Code, IntelliJ IDEA, and Android Studi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6:42.240375428</meta:creation-date>
    <dc:date>2024-04-07T12:09:24.280860335</dc:date>
    <meta:editing-duration>PT4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69" meta:word-count="470" meta:character-count="3040" meta:non-whitespace-character-count="2690"/>
  </office:meta>
</office:document-meta>
</file>